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7.090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alucía</text:p>
          </table:table-cell>
          <table:table-cell office:value-type="float" office:value="209520" table:style-name="ce5">
            <text:p>209.520</text:p>
          </table:table-cell>
          <table:table-cell office:value-type="float" office:value="109831" table:style-name="ce5">
            <text:p>109.831</text:p>
          </table:table-cell>
          <table:table-cell office:value-type="percentage" office:value="0.52420294005345547" table:style-name="ce6">
            <text:p>52,4%</text:p>
          </table:table-cell>
          <table:table-cell office:value-type="date" office:date-value="2021-01-12T00:00:00" table:style-name="ce13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agón</text:p>
          </table:table-cell>
          <table:table-cell office:value-type="float" office:value="35415" table:style-name="ce8">
            <text:p>35.415</text:p>
          </table:table-cell>
          <table:table-cell office:value-type="float" office:value="17043" table:style-name="ce8">
            <text:p>17.043</text:p>
          </table:table-cell>
          <table:table-cell office:value-type="percentage" office:value="0.48123676408301569" table:style-name="ce9">
            <text:p>48,1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turias<text:s/></text:p>
          </table:table-cell>
          <table:table-cell office:value-type="float" office:value="35420" table:style-name="ce8">
            <text:p>35.420</text:p>
          </table:table-cell>
          <table:table-cell office:value-type="float" office:value="25278" table:style-name="ce8">
            <text:p>25.278</text:p>
          </table:table-cell>
          <table:table-cell office:value-type="percentage" office:value="0.71366459627329193" table:style-name="ce9">
            <text:p>71,4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leares</text:p>
          </table:table-cell>
          <table:table-cell office:value-type="float" office:value="12840" table:style-name="ce8">
            <text:p>12.840</text:p>
          </table:table-cell>
          <table:table-cell office:value-type="float" office:value="4931" table:style-name="ce8">
            <text:p>4.931</text:p>
          </table:table-cell>
          <table:table-cell office:value-type="percentage" office:value="0.38403426791277256" table:style-name="ce9">
            <text:p>38,4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rias</text:p>
          </table:table-cell>
          <table:table-cell office:value-type="float" office:value="41310" table:style-name="ce8">
            <text:p>41.310</text:p>
          </table:table-cell>
          <table:table-cell office:value-type="float" office:value="22290" table:style-name="ce8">
            <text:p>22.290</text:p>
          </table:table-cell>
          <table:table-cell office:value-type="percentage" office:value="0.5395787944807553" table:style-name="ce9">
            <text:p>54,0%</text:p>
          </table:table-cell>
          <table:table-cell office:value-type="date" office:date-value="2022-01-13T00:00:00" table:style-name="ce14">
            <text:p>13/01/202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tabria</text:p>
          </table:table-cell>
          <table:table-cell office:value-type="float" office:value="17700" table:style-name="ce8">
            <text:p>17.700</text:p>
          </table:table-cell>
          <table:table-cell office:value-type="float" office:value="11302" table:style-name="ce8">
            <text:p>11.302</text:p>
          </table:table-cell>
          <table:table-cell office:value-type="percentage" office:value="0.63853107344632765" table:style-name="ce9">
            <text:p>63,9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y Leon<text:s/></text:p>
          </table:table-cell>
          <table:table-cell office:value-type="float" office:value="76740" table:style-name="ce8">
            <text:p>76.740</text:p>
          </table:table-cell>
          <table:table-cell office:value-type="float" office:value="48243" table:style-name="ce8">
            <text:p>48.243</text:p>
          </table:table-cell>
          <table:table-cell office:value-type="percentage" office:value="0.62865519937451131" table:style-name="ce9">
            <text:p>62,9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La Mancha</text:p>
          </table:table-cell>
          <table:table-cell office:value-type="float" office:value="53100" table:style-name="ce8">
            <text:p>53.100</text:p>
          </table:table-cell>
          <table:table-cell office:value-type="float" office:value="26879" table:style-name="ce8">
            <text:p>26.879</text:p>
          </table:table-cell>
          <table:table-cell office:value-type="percentage" office:value="0.50619585687382296" table:style-name="ce9">
            <text:p>50,6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taluña</text:p>
          </table:table-cell>
          <table:table-cell office:value-type="float" office:value="180020" table:style-name="ce8">
            <text:p>180.020</text:p>
          </table:table-cell>
          <table:table-cell office:value-type="float" office:value="92133" table:style-name="ce8">
            <text:p>92.133</text:p>
          </table:table-cell>
          <table:table-cell office:value-type="percentage" office:value="0.51179313409621152" table:style-name="ce9">
            <text:p>51,2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. Valenciana</text:p>
          </table:table-cell>
          <table:table-cell office:value-type="float" office:value="91450" table:style-name="ce8">
            <text:p>91.450</text:p>
          </table:table-cell>
          <table:table-cell office:value-type="float" office:value="70870" table:style-name="ce8">
            <text:p>70.870</text:p>
          </table:table-cell>
          <table:table-cell office:value-type="percentage" office:value="0.77495899398578461" table:style-name="ce9">
            <text:p>77,5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xtremadura</text:p>
          </table:table-cell>
          <table:table-cell office:value-type="float" office:value="32450" table:style-name="ce8">
            <text:p>32.450</text:p>
          </table:table-cell>
          <table:table-cell office:value-type="float" office:value="14293" table:style-name="ce8">
            <text:p>14.293</text:p>
          </table:table-cell>
          <table:table-cell office:value-type="percentage" office:value="0.44046224961479197" table:style-name="ce9">
            <text:p>44,0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licia</text:p>
          </table:table-cell>
          <table:table-cell office:value-type="float" office:value="56080" table:style-name="ce8">
            <text:p>56.080</text:p>
          </table:table-cell>
          <table:table-cell office:value-type="float" office:value="37745" table:style-name="ce8">
            <text:p>37.745</text:p>
          </table:table-cell>
          <table:table-cell office:value-type="percentage" office:value="0.67305634807417969" table:style-name="ce9">
            <text:p>67,3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 Rioja</text:p>
          </table:table-cell>
          <table:table-cell office:value-type="float" office:value="8840" table:style-name="ce8">
            <text:p>8.840</text:p>
          </table:table-cell>
          <table:table-cell office:value-type="float" office:value="4651" table:style-name="ce8">
            <text:p>4.651</text:p>
          </table:table-cell>
          <table:table-cell office:value-type="percentage" office:value="0.52613122171945703" table:style-name="ce9">
            <text:p>52,6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drid</text:p>
          </table:table-cell>
          <table:table-cell office:value-type="float" office:value="147540" table:style-name="ce8">
            <text:p>147.540</text:p>
          </table:table-cell>
          <table:table-cell office:value-type="float" office:value="49228" table:style-name="ce8">
            <text:p>49.228</text:p>
          </table:table-cell>
          <table:table-cell office:value-type="percentage" office:value="0.33365866883556999" table:style-name="ce9">
            <text:p>33,4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urcia<text:s/></text:p>
          </table:table-cell>
          <table:table-cell office:value-type="float" office:value="38360" table:style-name="ce8">
            <text:p>38.360</text:p>
          </table:table-cell>
          <table:table-cell office:value-type="float" office:value="19905" table:style-name="ce8">
            <text:p>19.905</text:p>
          </table:table-cell>
          <table:table-cell office:value-type="percentage" office:value="0.51889989572471329" table:style-name="ce9">
            <text:p>51,9%</text:p>
          </table:table-cell>
          <table:table-cell office:value-type="date" office:date-value="2021-01-13T00:00:00" table:style-name="ce14">
            <text:p>13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varra</text:p>
          </table:table-cell>
          <table:table-cell office:value-type="float" office:value="17700" table:style-name="ce8">
            <text:p>17.700</text:p>
          </table:table-cell>
          <table:table-cell office:value-type="float" office:value="7420" table:style-name="ce8">
            <text:p>7.420</text:p>
          </table:table-cell>
          <table:table-cell office:value-type="percentage" office:value="0.41920903954802258" table:style-name="ce9">
            <text:p>41,9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aís Vasco</text:p>
          </table:table-cell>
          <table:table-cell office:value-type="float" office:value="47205" table:style-name="ce8">
            <text:p>47.205</text:p>
          </table:table-cell>
          <table:table-cell office:value-type="float" office:value="17771" table:style-name="ce8">
            <text:p>17.771</text:p>
          </table:table-cell>
          <table:table-cell office:value-type="percentage" office:value="0.37646435758923841" table:style-name="ce9">
            <text:p>37,6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820" table:style-name="ce8">
            <text:p>820</text:p>
          </table:table-cell>
          <table:table-cell office:value-type="percentage" office:value="0.8159203980099502" table:style-name="ce9">
            <text:p>81,6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1005" table:style-name="ce8">
            <text:p>1.005</text:p>
          </table:table-cell>
          <table:table-cell office:value-type="percentage" office:value="1" table:style-name="ce9">
            <text:p>100,0%</text:p>
          </table:table-cell>
          <table:table-cell office:value-type="date" office:date-value="2021-01-12T00:00:00" table:style-name="ce15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es</text:p>
          </table:table-cell>
          <table:table-cell office:value-type="float" office:value="1103700" table:style-name="ce11">
            <text:p>1.103.700</text:p>
          </table:table-cell>
          <table:table-cell office:value-type="float" office:value="581638" table:style-name="ce11">
            <text:p>581.638</text:p>
          </table:table-cell>
          <table:table-cell office:value-type="percentage" office:value="0.5269892180846244" table:style-name="ce12">
            <text:p>52,7%</text:p>
          </table:table-cell>
          <table:table-cell table:style-name="ce1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3T17:02:34Z</dc:date>
  </office:meta>
</office:document-meta>
</file>